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7.64mm"/>
    </style:style>
    <style:style style:name="co3" style:family="table-column">
      <style:table-column-properties fo:break-before="auto" style:column-width="53.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6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ame size (bytes)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Efficiency</text:p>
          </table:table-cell>
          <table:table-cell/>
          <table:table-cell office:value-type="string" calcext:value-type="string">
            <text:p>FER</text:p>
          </table:table-cell>
          <table:table-cell office:value-type="string" calcext:value-type="string">
            <text:p>Efficiency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0.237993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0.69150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.665087</text:p>
          </table:table-cell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0.366147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string" calcext:value-type="string">
            <text:p>0.691498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.343284</text:p>
          </table:table-cell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0.475030</text:p>
          </table:table-cell>
          <table:table-cell/>
          <table:table-cell office:value-type="float" office:value="1200" calcext:value-type="float">
            <text:p>1200</text:p>
          </table:table-cell>
          <table:table-cell office:value-type="string" calcext:value-type="string">
            <text:p>0.691447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.143483</text:p>
          </table:table-cell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string" calcext:value-type="string">
            <text:p>0.500708</text:p>
          </table:table-cell>
          <table:table-cell/>
          <table:table-cell office:value-type="float" office:value="1800" calcext:value-type="float">
            <text:p>1800</text:p>
          </table:table-cell>
          <table:table-cell office:value-type="string" calcext:value-type="string">
            <text:p>0.691414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0.072467</text:p>
          </table:table-cell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string" calcext:value-type="string">
            <text:p>0.540205</text:p>
          </table:table-cell>
          <table:table-cell/>
          <table:table-cell office:value-type="float" office:value="2400" calcext:value-type="float">
            <text:p>2400</text:p>
          </table:table-cell>
          <table:table-cell office:value-type="string" calcext:value-type="string">
            <text:p>0.667806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.119541</text:p>
          </table:table-cell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string" calcext:value-type="string">
            <text:p>0.572075</text:p>
          </table:table-cell>
          <table:table-cell/>
          <table:table-cell office:value-type="float" office:value="4800" calcext:value-type="float">
            <text:p>4800</text:p>
          </table:table-cell>
          <table:table-cell office:value-type="string" calcext:value-type="string">
            <text:p>0.667621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0.102418</text:p>
          </table:table-cell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string" calcext:value-type="string">
            <text:p>0.610255</text:p>
          </table:table-cell>
          <table:table-cell/>
          <table:table-cell office:value-type="float" office:value="9600" calcext:value-type="float">
            <text:p>9600</text:p>
          </table:table-cell>
          <table:table-cell office:value-type="string" calcext:value-type="string">
            <text:p>0.66726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.042959</text:p>
          </table:table-cell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0.613316</text:p>
          </table:table-cell>
          <table:table-cell/>
          <table:table-cell office:value-type="float" office:value="19200" calcext:value-type="float">
            <text:p>19200</text:p>
          </table:table-cell>
          <table:table-cell office:value-type="string" calcext:value-type="string">
            <text:p>0.66657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0.038410</text:p>
          </table:table-cell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0.629762</text:p>
          </table:table-cell>
          <table:table-cell/>
          <table:table-cell office:value-type="float" office:value="38400" calcext:value-type="float">
            <text:p>38400</text:p>
          </table:table-cell>
          <table:table-cell office:value-type="string" calcext:value-type="string">
            <text:p>0.66520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.031616</text:p>
          </table:table-cell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0.64497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office:value-type="string" calcext:value-type="string">
            <text:p>0.028013</text:p>
          </table:table-cell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string" calcext:value-type="string">
            <text:p>0.66517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string" calcext:value-type="string">
            <text:p>0.6636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string" calcext:value-type="string">
            <text:p>0.6719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string" calcext:value-type="string">
            <text:p>0.68090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0.6929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string" calcext:value-type="string">
            <text:p>0.69189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string" calcext:value-type="string">
            <text:p>0.6970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string" calcext:value-type="string">
            <text:p>0.7039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string" calcext:value-type="string">
            <text:p>0.7120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string" calcext:value-type="string">
            <text:p>0.710137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18:51:43.151615190</meta:creation-date>
    <meta:generator>LibreOffice/6.1.2.1$Linux_X86_64 LibreOffice_project/65905a128db06ba48db947242809d14d3f9a93fe</meta:generator>
    <dc:date>2018-11-15T20:08:25.545685472</dc:date>
    <meta:editing-duration>PT12M52S</meta:editing-duration>
    <meta:editing-cycles>5</meta:editing-cycles>
    <meta:document-statistic meta:table-count="1" meta:cell-count="84" meta:object-count="0"/>
  </office:meta>
</office:document-meta>
</file>